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91.12pt" svg:y="305.69pt">
            <draw:object draw:notify-on-update-of-ranges="Sheet1.A5:Sheet1.A20 Sheet1.A3:Sheet1.A3 Sheet1.B5:Sheet1.B20 Sheet1.G3:Sheet1.G3 Sheet1.H5:Sheet1.H18 Sheet1.G5:Sheet1.G18 Sheet1.D3:Sheet1.D3 Sheet1.E5:Sheet1.E18 Sheet1.D5:Sheet1.D18 Sheet1.J3:Sheet1.J3 Sheet1.K5:Sheet1.K23 Sheet1.J5:Sheet1.J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06.74pt" svg:y="313.06pt">
            <draw:object draw:notify-on-update-of-ranges="Sheet1.O5:Sheet1.O7 Sheet1.P3:Sheet1.P3 Sheet1.P5:Sheet1.P7 Sheet1.R5:Sheet1.R11 Sheet1.S3:Sheet1.S3 Sheet1.S5:Sheet1.S11 Sheet1.U5:Sheet1.U13 Sheet1.V3:Sheet1.V3 Sheet1.V5:Sheet1.V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=1</text:p>
          </table:table-cell>
          <table:table-cell office:value-type="string" calcext:value-type="string">
            <text:p>Cores=5</text:p>
          </table:table-cell>
          <table:table-cell/>
          <table:table-cell office:value-type="string" calcext:value-type="string">
            <text:p>P=2</text:p>
          </table:table-cell>
          <table:table-cell office:value-type="string" calcext:value-type="string">
            <text:p>Cores=5</text:p>
          </table:table-cell>
          <table:table-cell/>
          <table:table-cell office:value-type="string" calcext:value-type="string">
            <text:p>P=3</text:p>
          </table:table-cell>
          <table:table-cell office:value-type="string" calcext:value-type="string">
            <text:p>Cores=5</text:p>
          </table:table-cell>
          <table:table-cell/>
          <table:table-cell office:value-type="string" calcext:value-type="string">
            <text:p>P=4</text:p>
          </table:table-cell>
          <table:table-cell office:value-type="string" calcext:value-type="string">
            <text:p>Cores=5</text:p>
          </table:table-cell>
          <table:table-cell table:number-columns-repeated="3"/>
          <table:table-cell office:value-type="string" calcext:value-type="string">
            <text:p>P=1</text:p>
          </table:table-cell>
          <table:table-cell office:value-type="string" calcext:value-type="string">
            <text:p>Cores=1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2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3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4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</table:table-row>
        <table:table-row table:style-name="ro1">
          <table:table-cell office:value-type="float" office:value="1.58178091049194" calcext:value-type="float">
            <text:p>1.58178091049194</text:p>
          </table:table-cell>
          <table:table-cell office:value-type="float" office:value="0.0225127449897931" calcext:value-type="float">
            <text:p>0.022512744989793</text:p>
          </table:table-cell>
          <table:table-cell/>
          <table:table-cell office:value-type="float" office:value="4.83503007888794" calcext:value-type="float">
            <text:p>4.83503007888794</text:p>
          </table:table-cell>
          <table:table-cell office:value-type="float" office:value="0.0206813295211743" calcext:value-type="float">
            <text:p>0.020681329521174</text:p>
          </table:table-cell>
          <table:table-cell/>
          <table:table-cell office:value-type="float" office:value="8.92710995674133" calcext:value-type="float">
            <text:p>8.92710995674133</text:p>
          </table:table-cell>
          <table:table-cell office:value-type="float" office:value="0.0186278000885012" calcext:value-type="float">
            <text:p>0.018627800088501</text:p>
          </table:table-cell>
          <table:table-cell/>
          <table:table-cell office:value-type="float" office:value="8.17307043075562" calcext:value-type="float">
            <text:p>8.17307043075562</text:p>
          </table:table-cell>
          <table:table-cell office:value-type="float" office:value="0.0186105844303869" calcext:value-type="float">
            <text:p>0.018610584430387</text:p>
          </table:table-cell>
          <table:table-cell table:number-columns-repeated="3"/>
          <table:table-cell office:value-type="float" office:value="6.16682314872742" calcext:value-type="float">
            <text:p>6.16682314872742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4.17966532707214" calcext:value-type="float">
            <text:p>4.17966532707214</text:p>
          </table:table-cell>
          <table:table-cell office:value-type="float" office:value="0.0177916074853507" calcext:value-type="float">
            <text:p>0.017791607485351</text:p>
          </table:table-cell>
          <table:table-cell/>
          <table:table-cell office:value-type="float" office:value="3.82911968231201" calcext:value-type="float">
            <text:p>3.82911968231201</text:p>
          </table:table-cell>
          <table:table-cell office:value-type="float" office:value="0.0171455313269516" calcext:value-type="float">
            <text:p>0.017145531326952</text:p>
          </table:table-cell>
          <table:table-cell/>
          <table:table-cell office:value-type="float" office:value="3.00166821479797" calcext:value-type="float">
            <text:p>3.00166821479797</text:p>
          </table:table-cell>
          <table:table-cell office:value-type="float" office:value="0.0211725863410661" calcext:value-type="float">
            <text:p>0.021172586341066</text:p>
          </table:table-cell>
          <table:table-cell/>
          <table:table-cell office:value-type="float" office:value="1.58178091049194" calcext:value-type="float">
            <text:p>1.58178091049194</text:p>
          </table:table-cell>
          <table:table-cell office:value-type="float" office:value="0.0225127449897931" calcext:value-type="float">
            <text:p>0.022512744989793</text:p>
          </table:table-cell>
        </table:table-row>
        <table:table-row table:style-name="ro1">
          <table:table-cell office:value-type="float" office:value="3.33203148841858" calcext:value-type="float">
            <text:p>3.33203148841858</text:p>
          </table:table-cell>
          <table:table-cell office:value-type="float" office:value="0.0196351032276882" calcext:value-type="float">
            <text:p>0.019635103227688</text:p>
          </table:table-cell>
          <table:table-cell/>
          <table:table-cell office:value-type="float" office:value="6.30039048194885" calcext:value-type="float">
            <text:p>6.30039048194885</text:p>
          </table:table-cell>
          <table:table-cell office:value-type="float" office:value="0.0145950891643066" calcext:value-type="float">
            <text:p>0.014595089164307</text:p>
          </table:table-cell>
          <table:table-cell/>
          <table:table-cell office:value-type="float" office:value="10.186450958252" calcext:value-type="float">
            <text:p>10.186450958252</text:p>
          </table:table-cell>
          <table:table-cell office:value-type="float" office:value="0.0152339955786876" calcext:value-type="float">
            <text:p>0.015233995578688</text:p>
          </table:table-cell>
          <table:table-cell/>
          <table:table-cell office:value-type="float" office:value="10.2320353984833" calcext:value-type="float">
            <text:p>10.2320353984833</text:p>
          </table:table-cell>
          <table:table-cell office:value-type="float" office:value="0.0174979119606499" calcext:value-type="float">
            <text:p>0.01749791196065</text:p>
          </table:table-cell>
          <table:table-cell table:number-columns-repeated="3"/>
          <table:table-cell office:value-type="float" office:value="11.6762824058533" calcext:value-type="float">
            <text:p>11.6762824058533</text:p>
          </table:table-cell>
          <table:table-cell office:value-type="float" office:value="0.000900517916110796" calcext:value-type="float">
            <text:p>0.000900517916111</text:p>
          </table:table-cell>
          <table:table-cell/>
          <table:table-cell office:value-type="float" office:value="4.39051413536072" calcext:value-type="float">
            <text:p>4.39051413536072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4.14489245414734" calcext:value-type="float">
            <text:p>4.14489245414734</text:p>
          </table:table-cell>
          <table:table-cell office:value-type="float" office:value="0.0158284774029493" calcext:value-type="float">
            <text:p>0.015828477402949</text:p>
          </table:table-cell>
          <table:table-cell/>
          <table:table-cell office:value-type="float" office:value="3.05045413970947" calcext:value-type="float">
            <text:p>3.05045413970947</text:p>
          </table:table-cell>
          <table:table-cell office:value-type="float" office:value="0.0177929802018575" calcext:value-type="float">
            <text:p>0.017792980201858</text:p>
          </table:table-cell>
          <table:table-cell/>
          <table:table-cell office:value-type="float" office:value="3.33203148841858" calcext:value-type="float">
            <text:p>3.33203148841858</text:p>
          </table:table-cell>
          <table:table-cell office:value-type="float" office:value="0.0196351032276882" calcext:value-type="float">
            <text:p>0.019635103227688</text:p>
          </table:table-cell>
        </table:table-row>
        <table:table-row table:style-name="ro1">
          <table:table-cell office:value-type="float" office:value="3.38658213615417" calcext:value-type="float">
            <text:p>3.38658213615417</text:p>
          </table:table-cell>
          <table:table-cell office:value-type="float" office:value="0.0171104906604848" calcext:value-type="float">
            <text:p>0.017110490660485</text:p>
          </table:table-cell>
          <table:table-cell/>
          <table:table-cell office:value-type="float" office:value="6.39764714241028" calcext:value-type="float">
            <text:p>6.39764714241028</text:p>
          </table:table-cell>
          <table:table-cell office:value-type="float" office:value="0.0112856575172607" calcext:value-type="float">
            <text:p>0.011285657517261</text:p>
          </table:table-cell>
          <table:table-cell/>
          <table:table-cell office:value-type="float" office:value="10.5242691040039" calcext:value-type="float">
            <text:p>10.5242691040039</text:p>
          </table:table-cell>
          <table:table-cell office:value-type="float" office:value="0.016073590044396" calcext:value-type="float">
            <text:p>0.016073590044396</text:p>
          </table:table-cell>
          <table:table-cell/>
          <table:table-cell office:value-type="float" office:value="10.6099278926849" calcext:value-type="float">
            <text:p>10.6099278926849</text:p>
          </table:table-cell>
          <table:table-cell office:value-type="float" office:value="0.0140416185653559" calcext:value-type="float">
            <text:p>0.014041618565356</text:p>
          </table:table-cell>
          <table:table-cell table:number-columns-repeated="3"/>
          <table:table-cell office:value-type="float" office:value="17.8363089561462" calcext:value-type="float">
            <text:p>17.8363089561462</text:p>
          </table:table-cell>
          <table:table-cell office:value-type="float" office:value="0.000461959981380819" calcext:value-type="float">
            <text:p>0.000461959981381</text:p>
          </table:table-cell>
          <table:table-cell/>
          <table:table-cell office:value-type="float" office:value="8.06440091133118" calcext:value-type="float">
            <text:p>8.06440091133118</text:p>
          </table:table-cell>
          <table:table-cell office:value-type="float" office:value="0.00919377011399565" calcext:value-type="float">
            <text:p>0.009193770113996</text:p>
          </table:table-cell>
          <table:table-cell/>
          <table:table-cell office:value-type="float" office:value="5.53294968605042" calcext:value-type="float">
            <text:p>5.53294968605042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3.93501973152161" calcext:value-type="float">
            <text:p>3.93501973152161</text:p>
          </table:table-cell>
          <table:table-cell office:value-type="float" office:value="0.0172368435636851" calcext:value-type="float">
            <text:p>0.017236843563685</text:p>
          </table:table-cell>
          <table:table-cell/>
          <table:table-cell office:value-type="float" office:value="3.38658213615417" calcext:value-type="float">
            <text:p>3.38658213615417</text:p>
          </table:table-cell>
          <table:table-cell office:value-type="float" office:value="0.0171104906604848" calcext:value-type="float">
            <text:p>0.017110490660485</text:p>
          </table:table-cell>
        </table:table-row>
        <table:table-row table:style-name="ro1">
          <table:table-cell office:value-type="float" office:value="3.4009792804718" calcext:value-type="float">
            <text:p>3.4009792804718</text:p>
          </table:table-cell>
          <table:table-cell office:value-type="float" office:value="0.0162049385049611" calcext:value-type="float">
            <text:p>0.016204938504961</text:p>
          </table:table-cell>
          <table:table-cell/>
          <table:table-cell office:value-type="float" office:value="6.43738651275635" calcext:value-type="float">
            <text:p>6.43738651275635</text:p>
          </table:table-cell>
          <table:table-cell office:value-type="float" office:value="0.0120657964447594" calcext:value-type="float">
            <text:p>0.012065796444759</text:p>
          </table:table-cell>
          <table:table-cell/>
          <table:table-cell office:value-type="float" office:value="10.8051562309265" calcext:value-type="float">
            <text:p>10.8051562309265</text:p>
          </table:table-cell>
          <table:table-cell office:value-type="float" office:value="0.0149671000846773" calcext:value-type="float">
            <text:p>0.014967100084677</text:p>
          </table:table-cell>
          <table:table-cell/>
          <table:table-cell office:value-type="float" office:value="14.1433079242706" calcext:value-type="float">
            <text:p>14.1433079242706</text:p>
          </table:table-cell>
          <table:table-cell office:value-type="float" office:value="0.0149293087775713" calcext:value-type="float">
            <text:p>0.014929308777571</text:p>
          </table:table-cell>
          <table:table-cell table:number-columns-repeated="6"/>
          <table:table-cell office:value-type="float" office:value="9.28556656837463" calcext:value-type="float">
            <text:p>9.28556656837463</text:p>
          </table:table-cell>
          <table:table-cell office:value-type="float" office:value="0.00410614073669909" calcext:value-type="float">
            <text:p>0.004106140736699</text:p>
          </table:table-cell>
          <table:table-cell/>
          <table:table-cell office:value-type="float" office:value="7.21186518669128" calcext:value-type="float">
            <text:p>7.21186518669128</text:p>
          </table:table-cell>
          <table:table-cell office:value-type="float" office:value="0.00962302815122839" calcext:value-type="float">
            <text:p>0.009623028151228</text:p>
          </table:table-cell>
          <table:table-cell/>
          <table:table-cell office:value-type="float" office:value="4.33158779144287" calcext:value-type="float">
            <text:p>4.33158779144287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3.4009792804718" calcext:value-type="float">
            <text:p>3.4009792804718</text:p>
          </table:table-cell>
          <table:table-cell office:value-type="float" office:value="0.0162049385049611" calcext:value-type="float">
            <text:p>0.016204938504961</text:p>
          </table:table-cell>
        </table:table-row>
        <table:table-row table:style-name="ro1">
          <table:table-cell office:value-type="float" office:value="4.08121776580811" calcext:value-type="float">
            <text:p>4.08121776580811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8.88930559158325" calcext:value-type="float">
            <text:p>8.88930559158325</text:p>
          </table:table-cell>
          <table:table-cell office:value-type="float" office:value="0.00902968589540336" calcext:value-type="float">
            <text:p>0.009029685895403</text:p>
          </table:table-cell>
          <table:table-cell/>
          <table:table-cell office:value-type="float" office:value="11.5494120121002" calcext:value-type="float">
            <text:p>11.5494120121002</text:p>
          </table:table-cell>
          <table:table-cell office:value-type="float" office:value="0.00863830087073019" calcext:value-type="float">
            <text:p>0.00863830087073</text:p>
          </table:table-cell>
          <table:table-cell/>
          <table:table-cell office:value-type="float" office:value="14.2096970081329" calcext:value-type="float">
            <text:p>14.2096970081329</text:p>
          </table:table-cell>
          <table:table-cell office:value-type="float" office:value="0.00856323012886726" calcext:value-type="float">
            <text:p>0.008563230128867</text:p>
          </table:table-cell>
          <table:table-cell table:number-columns-repeated="6"/>
          <table:table-cell office:value-type="float" office:value="12.9968626499176" calcext:value-type="float">
            <text:p>12.9968626499176</text:p>
          </table:table-cell>
          <table:table-cell office:value-type="float" office:value="0.00471261295656024" calcext:value-type="float">
            <text:p>0.00471261295656</text:p>
          </table:table-cell>
          <table:table-cell/>
          <table:table-cell office:value-type="float" office:value="7.74586796760559" calcext:value-type="float">
            <text:p>7.74586796760559</text:p>
          </table:table-cell>
          <table:table-cell office:value-type="float" office:value="0.00774913103119885" calcext:value-type="float">
            <text:p>0.007749131031199</text:p>
          </table:table-cell>
          <table:table-cell/>
          <table:table-cell office:value-type="float" office:value="6.64883542060852" calcext:value-type="float">
            <text:p>6.64883542060852</text:p>
          </table:table-cell>
          <table:table-cell office:value-type="float" office:value="0.00998383289300301" calcext:value-type="float">
            <text:p>0.009983832893003</text:p>
          </table:table-cell>
          <table:table-cell/>
          <table:table-cell office:value-type="float" office:value="4.08121776580811" calcext:value-type="float">
            <text:p>4.08121776580811</text:p>
          </table:table-cell>
          <table:table-cell office:value-type="float" office:value="0.0110707870013199" calcext:value-type="float">
            <text:p>0.01107078700132</text:p>
          </table:table-cell>
        </table:table-row>
        <table:table-row table:style-name="ro1">
          <table:table-cell office:value-type="float" office:value="4.44415235519409" calcext:value-type="float">
            <text:p>4.44415235519409</text:p>
          </table:table-cell>
          <table:table-cell office:value-type="float" office:value="0.011209919517069" calcext:value-type="float">
            <text:p>0.011209919517069</text:p>
          </table:table-cell>
          <table:table-cell/>
          <table:table-cell office:value-type="float" office:value="10.2065448760986" calcext:value-type="float">
            <text:p>10.2065448760986</text:p>
          </table:table-cell>
          <table:table-cell office:value-type="float" office:value="0.00898790987767021" calcext:value-type="float">
            <text:p>0.00898790987767</text:p>
          </table:table-cell>
          <table:table-cell/>
          <table:table-cell office:value-type="float" office:value="17.8857505321503" calcext:value-type="float">
            <text:p>17.8857505321503</text:p>
          </table:table-cell>
          <table:table-cell office:value-type="float" office:value="0.00729921793218953" calcext:value-type="float">
            <text:p>0.00729921793219</text:p>
          </table:table-cell>
          <table:table-cell/>
          <table:table-cell office:value-type="float" office:value="23.029730796814" calcext:value-type="float">
            <text:p>23.029730796814</text:p>
          </table:table-cell>
          <table:table-cell office:value-type="float" office:value="0.00782908448240187" calcext:value-type="float">
            <text:p>0.007829084482402</text:p>
          </table:table-cell>
          <table:table-cell table:number-columns-repeated="6"/>
          <table:table-cell office:value-type="float" office:value="13.3828368186951" calcext:value-type="float">
            <text:p>13.3828368186951</text:p>
          </table:table-cell>
          <table:table-cell office:value-type="float" office:value="0.000665205068712942" calcext:value-type="float">
            <text:p>0.000665205068713</text:p>
          </table:table-cell>
          <table:table-cell/>
          <table:table-cell office:value-type="float" office:value="10.2050740718842" calcext:value-type="float">
            <text:p>10.2050740718842</text:p>
          </table:table-cell>
          <table:table-cell office:value-type="float" office:value="0.00433858436894385" calcext:value-type="float">
            <text:p>0.004338584368944</text:p>
          </table:table-cell>
          <table:table-cell/>
          <table:table-cell office:value-type="float" office:value="6.76179766654968" calcext:value-type="float">
            <text:p>6.76179766654968</text:p>
          </table:table-cell>
          <table:table-cell office:value-type="float" office:value="0.00742539597711589" calcext:value-type="float">
            <text:p>0.007425395977116</text:p>
          </table:table-cell>
          <table:table-cell/>
          <table:table-cell office:value-type="float" office:value="4.44415235519409" calcext:value-type="float">
            <text:p>4.44415235519409</text:p>
          </table:table-cell>
          <table:table-cell office:value-type="float" office:value="0.011209919517069" calcext:value-type="float">
            <text:p>0.011209919517069</text:p>
          </table:table-cell>
        </table:table-row>
        <table:table-row table:style-name="ro1">
          <table:table-cell office:value-type="float" office:value="5.74827861785889" calcext:value-type="float">
            <text:p>5.74827861785889</text:p>
          </table:table-cell>
          <table:table-cell office:value-type="float" office:value="0.0101493347461612" calcext:value-type="float">
            <text:p>0.010149334746161</text:p>
          </table:table-cell>
          <table:table-cell/>
          <table:table-cell office:value-type="float" office:value="11.962658405304" calcext:value-type="float">
            <text:p>11.962658405304</text:p>
          </table:table-cell>
          <table:table-cell office:value-type="float" office:value="0.00662321274587274" calcext:value-type="float">
            <text:p>0.006623212745873</text:p>
          </table:table-cell>
          <table:table-cell/>
          <table:table-cell office:value-type="float" office:value="18.2475409507751" calcext:value-type="float">
            <text:p>18.2475409507751</text:p>
          </table:table-cell>
          <table:table-cell office:value-type="float" office:value="0.0072780299531303" calcext:value-type="float">
            <text:p>0.00727802995313</text:p>
          </table:table-cell>
          <table:table-cell/>
          <table:table-cell office:value-type="float" office:value="24.1212248802185" calcext:value-type="float">
            <text:p>24.1212248802185</text:p>
          </table:table-cell>
          <table:table-cell office:value-type="float" office:value="0.00682077854578558" calcext:value-type="float">
            <text:p>0.006820778545786</text:p>
          </table:table-cell>
          <table:table-cell table:number-columns-repeated="6"/>
          <table:table-cell office:value-type="float" office:value="17.5313186645508" calcext:value-type="float">
            <text:p>17.5313186645508</text:p>
          </table:table-cell>
          <table:table-cell office:value-type="float" office:value="0.00081316791562803" calcext:value-type="float">
            <text:p>0.000813167915628</text:p>
          </table:table-cell>
          <table:table-cell/>
          <table:table-cell office:value-type="float" office:value="12.0364627838135" calcext:value-type="float">
            <text:p>12.0364627838135</text:p>
          </table:table-cell>
          <table:table-cell office:value-type="float" office:value="0.00243514390442981" calcext:value-type="float">
            <text:p>0.00243514390443</text:p>
          </table:table-cell>
          <table:table-cell/>
          <table:table-cell office:value-type="float" office:value="6.88275814056397" calcext:value-type="float">
            <text:p>6.88275814056397</text:p>
          </table:table-cell>
          <table:table-cell office:value-type="float" office:value="0.00649497899600973" calcext:value-type="float">
            <text:p>0.00649497899601</text:p>
          </table:table-cell>
          <table:table-cell/>
          <table:table-cell office:value-type="float" office:value="5.74827861785889" calcext:value-type="float">
            <text:p>5.74827861785889</text:p>
          </table:table-cell>
          <table:table-cell office:value-type="float" office:value="0.0101493347461612" calcext:value-type="float">
            <text:p>0.010149334746161</text:p>
          </table:table-cell>
        </table:table-row>
        <table:table-row table:style-name="ro1">
          <table:table-cell office:value-type="float" office:value="6.47025609016418" calcext:value-type="float">
            <text:p>6.47025609016418</text:p>
          </table:table-cell>
          <table:table-cell office:value-type="float" office:value="0.00975410166372753" calcext:value-type="float">
            <text:p>0.009754101663728</text:p>
          </table:table-cell>
          <table:table-cell/>
          <table:table-cell office:value-type="float" office:value="12.8720541000366" calcext:value-type="float">
            <text:p>12.8720541000366</text:p>
          </table:table-cell>
          <table:table-cell office:value-type="float" office:value="0.00615665302001567" calcext:value-type="float">
            <text:p>0.006156653020016</text:p>
          </table:table-cell>
          <table:table-cell/>
          <table:table-cell office:value-type="float" office:value="19.0358436107636" calcext:value-type="float">
            <text:p>19.0358436107636</text:p>
          </table:table-cell>
          <table:table-cell office:value-type="float" office:value="0.00653779937249164" calcext:value-type="float">
            <text:p>0.006537799372492</text:p>
          </table:table-cell>
          <table:table-cell/>
          <table:table-cell office:value-type="float" office:value="24.6407113075256" calcext:value-type="float">
            <text:p>24.6407113075256</text:p>
          </table:table-cell>
          <table:table-cell office:value-type="float" office:value="0.00681672295204417" calcext:value-type="float">
            <text:p>0.006816722952044</text:p>
          </table:table-cell>
          <table:table-cell table:number-columns-repeated="9"/>
          <table:table-cell office:value-type="float" office:value="12.2891294956207" calcext:value-type="float">
            <text:p>12.2891294956207</text:p>
          </table:table-cell>
          <table:table-cell office:value-type="float" office:value="0.00028361099042443" calcext:value-type="float">
            <text:p>0.000283610990424</text:p>
          </table:table-cell>
          <table:table-cell/>
          <table:table-cell office:value-type="float" office:value="6.90960025787354" calcext:value-type="float">
            <text:p>6.90960025787354</text:p>
          </table:table-cell>
          <table:table-cell office:value-type="float" office:value="0.0063804877258495" calcext:value-type="float">
            <text:p>0.00638048772585</text:p>
          </table:table-cell>
          <table:table-cell/>
          <table:table-cell office:value-type="float" office:value="6.47025609016418" calcext:value-type="float">
            <text:p>6.47025609016418</text:p>
          </table:table-cell>
          <table:table-cell office:value-type="float" office:value="0.00975410166372753" calcext:value-type="float">
            <text:p>0.009754101663728</text:p>
          </table:table-cell>
        </table:table-row>
        <table:table-row table:style-name="ro1">
          <table:table-cell office:value-type="float" office:value="7.50105857849121" calcext:value-type="float">
            <text:p>7.50105857849121</text:p>
          </table:table-cell>
          <table:table-cell office:value-type="float" office:value="0.00888016298777669" calcext:value-type="float">
            <text:p>0.008880162987777</text:p>
          </table:table-cell>
          <table:table-cell/>
          <table:table-cell office:value-type="float" office:value="14.3535523414612" calcext:value-type="float">
            <text:p>14.3535523414612</text:p>
          </table:table-cell>
          <table:table-cell office:value-type="float" office:value="0.00428446353232848" calcext:value-type="float">
            <text:p>0.004284463532328</text:p>
          </table:table-cell>
          <table:table-cell/>
          <table:table-cell office:value-type="float" office:value="22.5000009536743" calcext:value-type="float">
            <text:p>22.5000009536743</text:p>
          </table:table-cell>
          <table:table-cell office:value-type="float" office:value="0.00504783981566315" calcext:value-type="float">
            <text:p>0.005047839815663</text:p>
          </table:table-cell>
          <table:table-cell/>
          <table:table-cell office:value-type="float" office:value="25.4648177623749" calcext:value-type="float">
            <text:p>25.4648177623749</text:p>
          </table:table-cell>
          <table:table-cell office:value-type="float" office:value="0.0056850068368922" calcext:value-type="float">
            <text:p>0.005685006836892</text:p>
          </table:table-cell>
          <table:table-cell table:number-columns-repeated="9"/>
          <table:table-cell office:value-type="float" office:value="14.8246791362762" calcext:value-type="float">
            <text:p>14.8246791362762</text:p>
          </table:table-cell>
          <table:table-cell office:value-type="float" office:value="0.000567734515674235" calcext:value-type="float">
            <text:p>0.000567734515674</text:p>
          </table:table-cell>
          <table:table-cell/>
          <table:table-cell office:value-type="float" office:value="10.0006358623505" calcext:value-type="float">
            <text:p>10.0006358623505</text:p>
          </table:table-cell>
          <table:table-cell office:value-type="float" office:value="0.00422880318039855" calcext:value-type="float">
            <text:p>0.004228803180399</text:p>
          </table:table-cell>
          <table:table-cell/>
          <table:table-cell office:value-type="float" office:value="7.50105857849121" calcext:value-type="float">
            <text:p>7.50105857849121</text:p>
          </table:table-cell>
          <table:table-cell office:value-type="float" office:value="0.00888016298777669" calcext:value-type="float">
            <text:p>0.008880162987777</text:p>
          </table:table-cell>
        </table:table-row>
        <table:table-row table:style-name="ro1">
          <table:table-cell office:value-type="float" office:value="8.48853182792664" calcext:value-type="float">
            <text:p>8.48853182792664</text:p>
          </table:table-cell>
          <table:table-cell office:value-type="float" office:value="0.00683516019995853" calcext:value-type="float">
            <text:p>0.006835160199959</text:p>
          </table:table-cell>
          <table:table-cell/>
          <table:table-cell office:value-type="float" office:value="14.7311170101166" calcext:value-type="float">
            <text:p>14.7311170101166</text:p>
          </table:table-cell>
          <table:table-cell office:value-type="float" office:value="0.00264120453680578" calcext:value-type="float">
            <text:p>0.002641204536806</text:p>
          </table:table-cell>
          <table:table-cell/>
          <table:table-cell office:value-type="float" office:value="23.0388450622559" calcext:value-type="float">
            <text:p>23.0388450622559</text:p>
          </table:table-cell>
          <table:table-cell office:value-type="float" office:value="0.00388881928355929" calcext:value-type="float">
            <text:p>0.003888819283559</text:p>
          </table:table-cell>
          <table:table-cell/>
          <table:table-cell office:value-type="float" office:value="26.8797006607056" calcext:value-type="float">
            <text:p>26.8797006607056</text:p>
          </table:table-cell>
          <table:table-cell office:value-type="float" office:value="0.00392213749500414" calcext:value-type="float">
            <text:p>0.003922137495004</text:p>
          </table:table-cell>
          <table:table-cell table:number-columns-repeated="12"/>
          <table:table-cell office:value-type="float" office:value="10.0622990131378" calcext:value-type="float">
            <text:p>10.0622990131378</text:p>
          </table:table-cell>
          <table:table-cell office:value-type="float" office:value="0.00131113325816254" calcext:value-type="float">
            <text:p>0.001311133258163</text:p>
          </table:table-cell>
          <table:table-cell/>
          <table:table-cell office:value-type="float" office:value="8.48853182792664" calcext:value-type="float">
            <text:p>8.48853182792664</text:p>
          </table:table-cell>
          <table:table-cell office:value-type="float" office:value="0.00683516019995853" calcext:value-type="float">
            <text:p>0.006835160199959</text:p>
          </table:table-cell>
        </table:table-row>
        <table:table-row table:style-name="ro1">
          <table:table-cell office:value-type="float" office:value="9.73689150810242" calcext:value-type="float">
            <text:p>9.73689150810242</text:p>
          </table:table-cell>
          <table:table-cell office:value-type="float" office:value="0.00467399213412343" calcext:value-type="float">
            <text:p>0.004673992134123</text:p>
          </table:table-cell>
          <table:table-cell/>
          <table:table-cell office:value-type="float" office:value="15.5162205696106" calcext:value-type="float">
            <text:p>15.5162205696106</text:p>
          </table:table-cell>
          <table:table-cell office:value-type="float" office:value="0.000763263139438656" calcext:value-type="float">
            <text:p>0.000763263139439</text:p>
          </table:table-cell>
          <table:table-cell/>
          <table:table-cell office:value-type="float" office:value="27.209988117218" calcext:value-type="float">
            <text:p>27.209988117218</text:p>
          </table:table-cell>
          <table:table-cell office:value-type="float" office:value="0.00274740437315834" calcext:value-type="float">
            <text:p>0.002747404373158</text:p>
          </table:table-cell>
          <table:table-cell/>
          <table:table-cell office:value-type="float" office:value="36.0746903419495" calcext:value-type="float">
            <text:p>36.0746903419495</text:p>
          </table:table-cell>
          <table:table-cell office:value-type="float" office:value="0.00294341834009449" calcext:value-type="float">
            <text:p>0.002943418340095</text:p>
          </table:table-cell>
          <table:table-cell table:number-columns-repeated="12"/>
          <table:table-cell office:value-type="float" office:value="10.4940285682678" calcext:value-type="float">
            <text:p>10.4940285682678</text:p>
          </table:table-cell>
          <table:table-cell office:value-type="float" office:value="0.00102970168352547" calcext:value-type="float">
            <text:p>0.001029701683525</text:p>
          </table:table-cell>
          <table:table-cell/>
          <table:table-cell office:value-type="float" office:value="9.73689150810242" calcext:value-type="float">
            <text:p>9.73689150810242</text:p>
          </table:table-cell>
          <table:table-cell office:value-type="float" office:value="0.00467399213412343" calcext:value-type="float">
            <text:p>0.004673992134123</text:p>
          </table:table-cell>
        </table:table-row>
        <table:table-row table:style-name="ro1">
          <table:table-cell office:value-type="float" office:value="9.80137419700623" calcext:value-type="float">
            <text:p>9.80137419700623</text:p>
          </table:table-cell>
          <table:table-cell office:value-type="float" office:value="0.00428794709523867" calcext:value-type="float">
            <text:p>0.004287947095239</text:p>
          </table:table-cell>
          <table:table-cell/>
          <table:table-cell office:value-type="float" office:value="19.4148042201996" calcext:value-type="float">
            <text:p>19.4148042201996</text:p>
          </table:table-cell>
          <table:table-cell office:value-type="float" office:value="0.000526786742900692" calcext:value-type="float">
            <text:p>0.000526786742901</text:p>
          </table:table-cell>
          <table:table-cell/>
          <table:table-cell office:value-type="float" office:value="29.6670594215393" calcext:value-type="float">
            <text:p>29.6670594215393</text:p>
          </table:table-cell>
          <table:table-cell office:value-type="float" office:value="0.00195196867608935" calcext:value-type="float">
            <text:p>0.001951968676089</text:p>
          </table:table-cell>
          <table:table-cell/>
          <table:table-cell office:value-type="float" office:value="39.0176005363464" calcext:value-type="float">
            <text:p>39.0176005363464</text:p>
          </table:table-cell>
          <table:table-cell office:value-type="float" office:value="0.00229391853851618" calcext:value-type="float">
            <text:p>0.002293918538516</text:p>
          </table:table-cell>
          <table:table-cell table:number-columns-repeated="12"/>
          <table:table-cell office:value-type="float" office:value="12.6924140453339" calcext:value-type="float">
            <text:p>12.6924140453339</text:p>
          </table:table-cell>
          <table:table-cell office:value-type="float" office:value="0.000991738182270844" calcext:value-type="float">
            <text:p>0.000991738182271</text:p>
          </table:table-cell>
          <table:table-cell/>
          <table:table-cell office:value-type="float" office:value="9.80137419700623" calcext:value-type="float">
            <text:p>9.80137419700623</text:p>
          </table:table-cell>
          <table:table-cell office:value-type="float" office:value="0.00428794709523867" calcext:value-type="float">
            <text:p>0.004287947095239</text:p>
          </table:table-cell>
        </table:table-row>
        <table:table-row table:style-name="ro1">
          <table:table-cell office:value-type="float" office:value="9.84637880325317" calcext:value-type="float">
            <text:p>9.84637880325317</text:p>
          </table:table-cell>
          <table:table-cell office:value-type="float" office:value="0.00242448293866092" calcext:value-type="float">
            <text:p>0.002424482938661</text:p>
          </table:table-cell>
          <table:table-cell table:number-columns-repeated="4"/>
          <table:table-cell office:value-type="float" office:value="30.2678217887878" calcext:value-type="float">
            <text:p>30.2678217887878</text:p>
          </table:table-cell>
          <table:table-cell office:value-type="float" office:value="0.000988906491253537" calcext:value-type="float">
            <text:p>0.000988906491254</text:p>
          </table:table-cell>
          <table:table-cell/>
          <table:table-cell office:value-type="float" office:value="39.5920362472534" calcext:value-type="float">
            <text:p>39.5920362472534</text:p>
          </table:table-cell>
          <table:table-cell office:value-type="float" office:value="0.00230819078298271" calcext:value-type="float">
            <text:p>0.002308190782983</text:p>
          </table:table-cell>
          <table:table-cell table:number-columns-repeated="12"/>
          <table:table-cell office:value-type="float" office:value="12.7843873500824" calcext:value-type="float">
            <text:p>12.7843873500824</text:p>
          </table:table-cell>
          <table:table-cell office:value-type="float" office:value="0.000367022148273591" calcext:value-type="float">
            <text:p>0.000367022148274</text:p>
          </table:table-cell>
          <table:table-cell/>
          <table:table-cell office:value-type="float" office:value="9.84637880325317" calcext:value-type="float">
            <text:p>9.84637880325317</text:p>
          </table:table-cell>
          <table:table-cell office:value-type="float" office:value="0.00242448293866092" calcext:value-type="float">
            <text:p>0.002424482938661</text:p>
          </table:table-cell>
        </table:table-row>
        <table:table-row table:style-name="ro1">
          <table:table-cell office:value-type="float" office:value="9.85757446289063" calcext:value-type="float">
            <text:p>9.85757446289063</text:p>
          </table:table-cell>
          <table:table-cell office:value-type="float" office:value="0.00129259627961799" calcext:value-type="float">
            <text:p>0.001292596279618</text:p>
          </table:table-cell>
          <table:table-cell table:number-columns-repeated="4"/>
          <table:table-cell office:value-type="float" office:value="32.0556674003601" calcext:value-type="float">
            <text:p>32.0556674003601</text:p>
          </table:table-cell>
          <table:table-cell office:value-type="float" office:value="0.000569052326929001" calcext:value-type="float">
            <text:p>0.000569052326929</text:p>
          </table:table-cell>
          <table:table-cell/>
          <table:table-cell office:value-type="float" office:value="39.6713535785675" calcext:value-type="float">
            <text:p>39.6713535785675</text:p>
          </table:table-cell>
          <table:table-cell office:value-type="float" office:value="0.0021422128910007" calcext:value-type="float">
            <text:p>0.002142212891001</text:p>
          </table:table-cell>
          <table:table-cell table:number-columns-repeated="15"/>
          <table:table-cell office:value-type="float" office:value="9.85757446289063" calcext:value-type="float">
            <text:p>9.85757446289063</text:p>
          </table:table-cell>
          <table:table-cell office:value-type="float" office:value="0.00129259627961799" calcext:value-type="float">
            <text:p>0.001292596279618</text:p>
          </table:table-cell>
        </table:table-row>
        <table:table-row table:style-name="ro1">
          <table:table-cell table:number-columns-repeated="9"/>
          <table:table-cell office:value-type="float" office:value="41.9999787807465" calcext:value-type="float">
            <text:p>41.9999787807465</text:p>
          </table:table-cell>
          <table:table-cell office:value-type="float" office:value="0.00193864302676941" calcext:value-type="float">
            <text:p>0.001938643026769</text:p>
          </table:table-cell>
          <table:table-cell table:number-columns-repeated="15"/>
          <table:table-cell office:value-type="float" office:value="10.5681524276733" calcext:value-type="float">
            <text:p>10.5681524276733</text:p>
          </table:table-cell>
          <table:table-cell office:value-type="float" office:value="0.000546801501403542" calcext:value-type="float">
            <text:p>0.000546801501404</text:p>
          </table:table-cell>
        </table:table-row>
        <table:table-row table:style-name="ro1">
          <table:table-cell table:number-columns-repeated="9"/>
          <table:table-cell office:value-type="float" office:value="49.5249950885773" calcext:value-type="float">
            <text:p>49.5249950885773</text:p>
          </table:table-cell>
          <table:table-cell office:value-type="float" office:value="0.00161128186955573" calcext:value-type="float">
            <text:p>0.001611281869556</text:p>
          </table:table-cell>
          <table:table-cell table:number-columns-repeated="15"/>
          <table:table-cell office:value-type="float" office:value="13.0275318622589" calcext:value-type="float">
            <text:p>13.0275318622589</text:p>
          </table:table-cell>
          <table:table-cell office:value-type="float" office:value="0.000436429746838496" calcext:value-type="float">
            <text:p>0.000436429746838</text:p>
          </table:table-cell>
        </table:table-row>
        <table:table-row table:style-name="ro1">
          <table:table-cell table:number-columns-repeated="9"/>
          <table:table-cell office:value-type="float" office:value="51.2058880329132" calcext:value-type="float">
            <text:p>51.2058880329132</text:p>
          </table:table-cell>
          <table:table-cell office:value-type="float" office:value="0.0011648531528955" calcext:value-type="float">
            <text:p>0.001164853152896</text:p>
          </table:table-cell>
          <table:table-cell table:number-columns-repeated="17"/>
        </table:table-row>
        <table:table-row table:style-name="ro1" table:number-rows-repeated="34">
          <table:table-cell table:number-columns-repeated="2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 table:style-name="ce1"/>
          <table:table-cell table:number-columns-repeated="20"/>
        </table:table-row>
        <table:table-row table:style-name="ro1">
          <table:table-cell table:number-columns-repeated="7"/>
          <table:table-cell table:style-name="ce1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37:54.720539992</meta:creation-date>
    <dc:date>2019-05-04T15:22:49.551143461</dc:date>
    <meta:editing-duration>PT1M23S</meta:editing-duration>
    <meta:editing-cycles>1</meta:editing-cycles>
    <meta:document-statistic meta:table-count="1" meta:cell-count="246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69cm" svg:y="0.316cm" chart:style-name="ch2">
          <text:p>Cores=5</text:p>
        </chart:title>
        <chart:legend chart:legend-position="end" svg:x="14.019cm" svg:y="3.456cm" style:legend-expansion="high" chart:style-name="ch3"/>
        <chart:plot-area chart:style-name="ch4" table:cell-range-address="Sheet1.A5:Sheet1.B20 Sheet1.A3:Sheet1.A3 Sheet1.G3:Sheet1.G3 Sheet1.H5:Sheet1.H18 Sheet1.D3:Sheet1.D3 Sheet1.E5:Sheet1.E18 Sheet1.J3:Sheet1.J3 Sheet1.K5:Sheet1.K23" chart:data-source-has-labels="row" svg:x="1.33cm" svg:y="1.275cm" svg:width="12.37cm" svg:height="6.569cm">
          <chartooo:coordinate-region svg:x="2.428cm" svg:y="1.474cm" svg:width="11.086cm" svg:height="5.723cm"/>
          <chart:axis chart:dimension="x" chart:name="primary-x" chart:style-name="ch5">
            <chart:title svg:x="7.153cm" svg:y="8.024cm" chart:style-name="ch6">
              <text:p>time</text:p>
            </chart:title>
          </chart:axis>
          <chart:axis chart:dimension="y" chart:name="primary-y" chart:style-name="ch5">
            <chart:title svg:x="0.451cm" svg:y="5.569cm" chart:style-name="ch7">
              <text:p>suboptimality</text:p>
            </chart:title>
            <chart:grid chart:style-name="ch8" chart:class="major"/>
          </chart:axis>
          <chart:series chart:style-name="ch9" chart:values-cell-range-address="Sheet1.B5:Sheet1.B20" chart:label-cell-address="Sheet1.A3:Sheet1.A3" chart:class="chart:scatter">
            <chart:domain table:cell-range-address="Sheet1.A5:Sheet1.A20"/>
            <chart:data-point chart:repeated="16"/>
          </chart:series>
          <chart:series chart:style-name="ch10" chart:values-cell-range-address="Sheet1.H5:Sheet1.H18" chart:label-cell-address="Sheet1.G3:Sheet1.G3" chart:class="chart:scatter">
            <chart:domain table:cell-range-address="Sheet1.G5:Sheet1.G18"/>
            <chart:data-point chart:repeated="14"/>
          </chart:series>
          <chart:series chart:style-name="ch11" chart:values-cell-range-address="Sheet1.E5:Sheet1.E18" chart:label-cell-address="Sheet1.D3:Sheet1.D3" chart:class="chart:scatter">
            <chart:domain table:cell-range-address="Sheet1.D5:Sheet1.D18"/>
            <chart:data-point chart:repeated="14"/>
          </chart:series>
          <chart:series chart:style-name="ch12" chart:values-cell-range-address="Sheet1.K5:Sheet1.K23" chart:label-cell-address="Sheet1.J3:Sheet1.J3" chart:class="chart:scatter">
            <chart:domain table:cell-range-address="Sheet1.J5:Sheet1.J23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1</text:p>
                <draw:g>
                  <svg:desc>Sheet1.A3:Sheet1.A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=3</text:p>
                <draw:g>
                  <svg:desc>Sheet1.G3:Sheet1.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=2</text:p>
                <draw:g>
                  <svg:desc>Sheet1.D3:Sheet1.D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P=4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178091049194">
                <text:p>1.58178091049194</text:p>
                <draw:g>
                  <svg:desc>Sheet1.A5:Sheet1.A20</svg:desc>
                </draw:g>
              </table:table-cell>
              <table:table-cell office:value-type="float" office:value="0.0225127449897931">
                <text:p>0.0225127449897931</text:p>
                <draw:g>
                  <svg:desc>Sheet1.B5:Sheet1.B20</svg:desc>
                </draw:g>
              </table:table-cell>
              <table:table-cell office:value-type="float" office:value="8.92710995674133">
                <text:p>8.92710995674133</text:p>
                <draw:g>
                  <svg:desc>Sheet1.G5:Sheet1.G18</svg:desc>
                </draw:g>
              </table:table-cell>
              <table:table-cell office:value-type="float" office:value="0.0186278000885012">
                <text:p>0.0186278000885012</text:p>
                <draw:g>
                  <svg:desc>Sheet1.H5:Sheet1.H18</svg:desc>
                </draw:g>
              </table:table-cell>
              <table:table-cell office:value-type="float" office:value="4.83503007888794">
                <text:p>4.83503007888794</text:p>
                <draw:g>
                  <svg:desc>Sheet1.D5:Sheet1.D18</svg:desc>
                </draw:g>
              </table:table-cell>
              <table:table-cell office:value-type="float" office:value="0.0206813295211743">
                <text:p>0.0206813295211743</text:p>
                <draw:g>
                  <svg:desc>Sheet1.E5:Sheet1.E18</svg:desc>
                </draw:g>
              </table:table-cell>
              <table:table-cell office:value-type="float" office:value="8.17307043075562">
                <text:p>8.17307043075562</text:p>
                <draw:g>
                  <svg:desc>Sheet1.J5:Sheet1.J23</svg:desc>
                </draw:g>
              </table:table-cell>
              <table:table-cell office:value-type="float" office:value="0.0186105844303869">
                <text:p>0.0186105844303869</text:p>
                <draw:g>
                  <svg:desc>Sheet1.K5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3203148841858">
                <text:p>3.33203148841858</text:p>
              </table:table-cell>
              <table:table-cell office:value-type="float" office:value="0.0196351032276882">
                <text:p>0.0196351032276882</text:p>
              </table:table-cell>
              <table:table-cell office:value-type="float" office:value="10.186450958252">
                <text:p>10.186450958252</text:p>
              </table:table-cell>
              <table:table-cell office:value-type="float" office:value="0.0152339955786876">
                <text:p>0.0152339955786876</text:p>
              </table:table-cell>
              <table:table-cell office:value-type="float" office:value="6.30039048194885">
                <text:p>6.30039048194885</text:p>
              </table:table-cell>
              <table:table-cell office:value-type="float" office:value="0.0145950891643066">
                <text:p>0.0145950891643066</text:p>
              </table:table-cell>
              <table:table-cell office:value-type="float" office:value="10.2320353984833">
                <text:p>10.2320353984833</text:p>
              </table:table-cell>
              <table:table-cell office:value-type="float" office:value="0.0174979119606499">
                <text:p>0.0174979119606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8658213615417">
                <text:p>3.38658213615417</text:p>
              </table:table-cell>
              <table:table-cell office:value-type="float" office:value="0.0171104906604848">
                <text:p>0.0171104906604848</text:p>
              </table:table-cell>
              <table:table-cell office:value-type="float" office:value="10.5242691040039">
                <text:p>10.5242691040039</text:p>
              </table:table-cell>
              <table:table-cell office:value-type="float" office:value="0.016073590044396">
                <text:p>0.016073590044396</text:p>
              </table:table-cell>
              <table:table-cell office:value-type="float" office:value="6.39764714241028">
                <text:p>6.39764714241028</text:p>
              </table:table-cell>
              <table:table-cell office:value-type="float" office:value="0.0112856575172607">
                <text:p>0.0112856575172607</text:p>
              </table:table-cell>
              <table:table-cell office:value-type="float" office:value="10.6099278926849">
                <text:p>10.6099278926849</text:p>
              </table:table-cell>
              <table:table-cell office:value-type="float" office:value="0.0140416185653559">
                <text:p>0.0140416185653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009792804718">
                <text:p>3.4009792804718</text:p>
              </table:table-cell>
              <table:table-cell office:value-type="float" office:value="0.0162049385049611">
                <text:p>0.0162049385049611</text:p>
              </table:table-cell>
              <table:table-cell office:value-type="float" office:value="10.8051562309265">
                <text:p>10.8051562309265</text:p>
              </table:table-cell>
              <table:table-cell office:value-type="float" office:value="0.0149671000846773">
                <text:p>0.0149671000846773</text:p>
              </table:table-cell>
              <table:table-cell office:value-type="float" office:value="6.43738651275635">
                <text:p>6.43738651275635</text:p>
              </table:table-cell>
              <table:table-cell office:value-type="float" office:value="0.0120657964447594">
                <text:p>0.0120657964447594</text:p>
              </table:table-cell>
              <table:table-cell office:value-type="float" office:value="14.1433079242706">
                <text:p>14.1433079242706</text:p>
              </table:table-cell>
              <table:table-cell office:value-type="float" office:value="0.0149293087775713">
                <text:p>0.014929308777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121776580811">
                <text:p>4.08121776580811</text:p>
              </table:table-cell>
              <table:table-cell office:value-type="float" office:value="0.0110707870013199">
                <text:p>0.0110707870013199</text:p>
              </table:table-cell>
              <table:table-cell office:value-type="float" office:value="11.5494120121002">
                <text:p>11.5494120121002</text:p>
              </table:table-cell>
              <table:table-cell office:value-type="float" office:value="0.00863830087073019">
                <text:p>0.00863830087073019</text:p>
              </table:table-cell>
              <table:table-cell office:value-type="float" office:value="8.88930559158325">
                <text:p>8.88930559158325</text:p>
              </table:table-cell>
              <table:table-cell office:value-type="float" office:value="0.00902968589540336">
                <text:p>0.00902968589540336</text:p>
              </table:table-cell>
              <table:table-cell office:value-type="float" office:value="14.2096970081329">
                <text:p>14.2096970081329</text:p>
              </table:table-cell>
              <table:table-cell office:value-type="float" office:value="0.00856323012886726">
                <text:p>0.00856323012886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4415235519409">
                <text:p>4.44415235519409</text:p>
              </table:table-cell>
              <table:table-cell office:value-type="float" office:value="0.011209919517069">
                <text:p>0.011209919517069</text:p>
              </table:table-cell>
              <table:table-cell office:value-type="float" office:value="17.8857505321503">
                <text:p>17.8857505321503</text:p>
              </table:table-cell>
              <table:table-cell office:value-type="float" office:value="0.00729921793218953">
                <text:p>0.00729921793218953</text:p>
              </table:table-cell>
              <table:table-cell office:value-type="float" office:value="10.2065448760986">
                <text:p>10.2065448760986</text:p>
              </table:table-cell>
              <table:table-cell office:value-type="float" office:value="0.00898790987767021">
                <text:p>0.00898790987767021</text:p>
              </table:table-cell>
              <table:table-cell office:value-type="float" office:value="23.029730796814">
                <text:p>23.029730796814</text:p>
              </table:table-cell>
              <table:table-cell office:value-type="float" office:value="0.00782908448240187">
                <text:p>0.00782908448240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4827861785889">
                <text:p>5.74827861785889</text:p>
              </table:table-cell>
              <table:table-cell office:value-type="float" office:value="0.0101493347461612">
                <text:p>0.0101493347461612</text:p>
              </table:table-cell>
              <table:table-cell office:value-type="float" office:value="18.2475409507751">
                <text:p>18.2475409507751</text:p>
              </table:table-cell>
              <table:table-cell office:value-type="float" office:value="0.0072780299531303">
                <text:p>0.0072780299531303</text:p>
              </table:table-cell>
              <table:table-cell office:value-type="float" office:value="11.962658405304">
                <text:p>11.962658405304</text:p>
              </table:table-cell>
              <table:table-cell office:value-type="float" office:value="0.00662321274587274">
                <text:p>0.00662321274587274</text:p>
              </table:table-cell>
              <table:table-cell office:value-type="float" office:value="24.1212248802185">
                <text:p>24.1212248802185</text:p>
              </table:table-cell>
              <table:table-cell office:value-type="float" office:value="0.00682077854578558">
                <text:p>0.0068207785457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7025609016418">
                <text:p>6.47025609016418</text:p>
              </table:table-cell>
              <table:table-cell office:value-type="float" office:value="0.00975410166372753">
                <text:p>0.00975410166372753</text:p>
              </table:table-cell>
              <table:table-cell office:value-type="float" office:value="19.0358436107636">
                <text:p>19.0358436107636</text:p>
              </table:table-cell>
              <table:table-cell office:value-type="float" office:value="0.00653779937249164">
                <text:p>0.00653779937249164</text:p>
              </table:table-cell>
              <table:table-cell office:value-type="float" office:value="12.8720541000366">
                <text:p>12.8720541000366</text:p>
              </table:table-cell>
              <table:table-cell office:value-type="float" office:value="0.00615665302001567">
                <text:p>0.00615665302001567</text:p>
              </table:table-cell>
              <table:table-cell office:value-type="float" office:value="24.6407113075256">
                <text:p>24.6407113075256</text:p>
              </table:table-cell>
              <table:table-cell office:value-type="float" office:value="0.00681672295204417">
                <text:p>0.00681672295204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0105857849121">
                <text:p>7.50105857849121</text:p>
              </table:table-cell>
              <table:table-cell office:value-type="float" office:value="0.00888016298777669">
                <text:p>0.00888016298777669</text:p>
              </table:table-cell>
              <table:table-cell office:value-type="float" office:value="22.5000009536743">
                <text:p>22.5000009536743</text:p>
              </table:table-cell>
              <table:table-cell office:value-type="float" office:value="0.00504783981566315">
                <text:p>0.00504783981566315</text:p>
              </table:table-cell>
              <table:table-cell office:value-type="float" office:value="14.3535523414612">
                <text:p>14.3535523414612</text:p>
              </table:table-cell>
              <table:table-cell office:value-type="float" office:value="0.00428446353232848">
                <text:p>0.00428446353232848</text:p>
              </table:table-cell>
              <table:table-cell office:value-type="float" office:value="25.4648177623749">
                <text:p>25.4648177623749</text:p>
              </table:table-cell>
              <table:table-cell office:value-type="float" office:value="0.0056850068368922">
                <text:p>0.0056850068368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8853182792664">
                <text:p>8.48853182792664</text:p>
              </table:table-cell>
              <table:table-cell office:value-type="float" office:value="0.00683516019995853">
                <text:p>0.00683516019995853</text:p>
              </table:table-cell>
              <table:table-cell office:value-type="float" office:value="23.0388450622559">
                <text:p>23.0388450622559</text:p>
              </table:table-cell>
              <table:table-cell office:value-type="float" office:value="0.00388881928355929">
                <text:p>0.00388881928355929</text:p>
              </table:table-cell>
              <table:table-cell office:value-type="float" office:value="14.7311170101166">
                <text:p>14.7311170101166</text:p>
              </table:table-cell>
              <table:table-cell office:value-type="float" office:value="0.00264120453680578">
                <text:p>0.00264120453680578</text:p>
              </table:table-cell>
              <table:table-cell office:value-type="float" office:value="26.8797006607056">
                <text:p>26.8797006607056</text:p>
              </table:table-cell>
              <table:table-cell office:value-type="float" office:value="0.00392213749500414">
                <text:p>0.00392213749500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3689150810242">
                <text:p>9.73689150810242</text:p>
              </table:table-cell>
              <table:table-cell office:value-type="float" office:value="0.00467399213412343">
                <text:p>0.00467399213412343</text:p>
              </table:table-cell>
              <table:table-cell office:value-type="float" office:value="27.209988117218">
                <text:p>27.209988117218</text:p>
              </table:table-cell>
              <table:table-cell office:value-type="float" office:value="0.00274740437315834">
                <text:p>0.00274740437315834</text:p>
              </table:table-cell>
              <table:table-cell office:value-type="float" office:value="15.5162205696106">
                <text:p>15.5162205696106</text:p>
              </table:table-cell>
              <table:table-cell office:value-type="float" office:value="0.000763263139438656">
                <text:p>0.000763263139438656</text:p>
              </table:table-cell>
              <table:table-cell office:value-type="float" office:value="36.0746903419495">
                <text:p>36.0746903419495</text:p>
              </table:table-cell>
              <table:table-cell office:value-type="float" office:value="0.00294341834009449">
                <text:p>0.00294341834009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80137419700623">
                <text:p>9.80137419700623</text:p>
              </table:table-cell>
              <table:table-cell office:value-type="float" office:value="0.00428794709523867">
                <text:p>0.00428794709523867</text:p>
              </table:table-cell>
              <table:table-cell office:value-type="float" office:value="29.6670594215393">
                <text:p>29.6670594215393</text:p>
              </table:table-cell>
              <table:table-cell office:value-type="float" office:value="0.00195196867608935">
                <text:p>0.00195196867608935</text:p>
              </table:table-cell>
              <table:table-cell office:value-type="float" office:value="19.4148042201996">
                <text:p>19.4148042201996</text:p>
              </table:table-cell>
              <table:table-cell office:value-type="float" office:value="0.000526786742900692">
                <text:p>0.000526786742900692</text:p>
              </table:table-cell>
              <table:table-cell office:value-type="float" office:value="39.0176005363464">
                <text:p>39.0176005363464</text:p>
              </table:table-cell>
              <table:table-cell office:value-type="float" office:value="0.00229391853851618">
                <text:p>0.00229391853851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84637880325317">
                <text:p>9.84637880325317</text:p>
              </table:table-cell>
              <table:table-cell office:value-type="float" office:value="0.00242448293866092">
                <text:p>0.00242448293866092</text:p>
              </table:table-cell>
              <table:table-cell office:value-type="float" office:value="30.2678217887878">
                <text:p>30.2678217887878</text:p>
              </table:table-cell>
              <table:table-cell office:value-type="float" office:value="0.000988906491253537">
                <text:p>0.00098890649125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920362472534">
                <text:p>39.5920362472534</text:p>
              </table:table-cell>
              <table:table-cell office:value-type="float" office:value="0.00230819078298271">
                <text:p>0.0023081907829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5757446289063">
                <text:p>9.85757446289063</text:p>
              </table:table-cell>
              <table:table-cell office:value-type="float" office:value="0.00129259627961799">
                <text:p>0.00129259627961799</text:p>
              </table:table-cell>
              <table:table-cell office:value-type="float" office:value="32.0556674003601">
                <text:p>32.0556674003601</text:p>
              </table:table-cell>
              <table:table-cell office:value-type="float" office:value="0.000569052326929001">
                <text:p>0.00056905232692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713535785675">
                <text:p>39.6713535785675</text:p>
              </table:table-cell>
              <table:table-cell office:value-type="float" office:value="0.0021422128910007">
                <text:p>0.002142212891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9999787807465">
                <text:p>41.9999787807465</text:p>
              </table:table-cell>
              <table:table-cell office:value-type="float" office:value="0.00193864302676941">
                <text:p>0.00193864302676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249950885773">
                <text:p>49.5249950885773</text:p>
              </table:table-cell>
              <table:table-cell office:value-type="float" office:value="0.00161128186955573">
                <text:p>0.00161128186955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058880329132">
                <text:p>51.2058880329132</text:p>
              </table:table-cell>
              <table:table-cell office:value-type="float" office:value="0.0011648531528955">
                <text:p>0.0011648531528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2cm" svg:y="0.316cm" chart:style-name="ch2">
          <text:p>P=1</text:p>
        </chart:title>
        <chart:legend chart:legend-position="end" svg:x="13.36cm" svg:y="3.703cm" style:legend-expansion="high" chart:style-name="ch3"/>
        <chart:plot-area chart:style-name="ch4" table:cell-range-address="Sheet1.O5:Sheet1.P7 Sheet1.P3:Sheet1.P3 Sheet1.S3:Sheet1.S3 Sheet1.S5:Sheet1.S11 Sheet1.V3:Sheet1.V3 Sheet1.V5:Sheet1.V13" chart:data-source-has-labels="row" svg:x="1.331cm" svg:y="1.275cm" svg:width="11.709cm" svg:height="6.564cm">
          <chartooo:coordinate-region svg:x="2.429cm" svg:y="1.474cm" svg:width="10.424cm" svg:height="5.718cm"/>
          <chart:axis chart:dimension="x" chart:name="primary-x" chart:style-name="ch5">
            <chart:title svg:x="6.823cm" svg:y="8.019cm" chart:style-name="ch6">
              <text:p>time</text:p>
            </chart:title>
          </chart:axis>
          <chart:axis chart:dimension="y" chart:name="primary-y" chart:style-name="ch5">
            <chart:title svg:x="0.451cm" svg:y="5.567cm" chart:style-name="ch7">
              <text:p>suboptimality</text:p>
            </chart:title>
            <chart:grid chart:style-name="ch8" chart:class="major"/>
          </chart:axis>
          <chart:series chart:style-name="ch9" chart:values-cell-range-address="Sheet1.P5:Sheet1.P7" chart:label-cell-address="Sheet1.P3:Sheet1.P3" chart:class="chart:scatter">
            <chart:domain table:cell-range-address="Sheet1.O5:Sheet1.O7"/>
            <chart:data-point chart:repeated="3"/>
          </chart:series>
          <chart:series chart:style-name="ch10" chart:values-cell-range-address="Sheet1.S5:Sheet1.S11" chart:label-cell-address="Sheet1.S3:Sheet1.S3" chart:class="chart:scatter">
            <chart:domain table:cell-range-address="Sheet1.R5:Sheet1.R11"/>
            <chart:data-point chart:repeated="7"/>
          </chart:series>
          <chart:series chart:style-name="ch11" chart:values-cell-range-address="Sheet1.V5:Sheet1.V13" chart:label-cell-address="Sheet1.V3:Sheet1.V3" chart:class="chart:scatter">
            <chart:domain table:cell-range-address="Sheet1.U5:Sheet1.U1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res=1</text:p>
                <draw:g>
                  <svg:desc>Sheet1.P3:Sheet1.P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res=2</text:p>
                <draw:g>
                  <svg:desc>Sheet1.S3:Sheet1.S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res=3</text:p>
                <draw:g>
                  <svg:desc>Sheet1.V3:Sheet1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6682314872742">
                <text:p>6.16682314872742</text:p>
                <draw:g>
                  <svg:desc>Sheet1.O5:Sheet1.O7</svg:desc>
                </draw:g>
              </table:table-cell>
              <table:table-cell office:value-type="float" office:value="0.0110707870013199">
                <text:p>0.0110707870013199</text:p>
                <draw:g>
                  <svg:desc>Sheet1.P5:Sheet1.P7</svg:desc>
                </draw:g>
              </table:table-cell>
              <table:table-cell office:value-type="float" office:value="4.17966532707214">
                <text:p>4.17966532707214</text:p>
                <draw:g>
                  <svg:desc>Sheet1.R5:Sheet1.R11</svg:desc>
                </draw:g>
              </table:table-cell>
              <table:table-cell office:value-type="float" office:value="0.0177916074853507">
                <text:p>0.0177916074853507</text:p>
                <draw:g>
                  <svg:desc>Sheet1.S5:Sheet1.S11</svg:desc>
                </draw:g>
              </table:table-cell>
              <table:table-cell office:value-type="float" office:value="3.82911968231201">
                <text:p>3.82911968231201</text:p>
                <draw:g>
                  <svg:desc>Sheet1.U5:Sheet1.U13</svg:desc>
                </draw:g>
              </table:table-cell>
              <table:table-cell office:value-type="float" office:value="0.0171455313269516">
                <text:p>0.0171455313269516</text:p>
                <draw:g>
                  <svg:desc>Sheet1.V5:Sheet1.V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6762824058533">
                <text:p>11.6762824058533</text:p>
              </table:table-cell>
              <table:table-cell office:value-type="float" office:value="0.000900517916110796">
                <text:p>0.000900517916110796</text:p>
              </table:table-cell>
              <table:table-cell office:value-type="float" office:value="4.39051413536072">
                <text:p>4.39051413536072</text:p>
              </table:table-cell>
              <table:table-cell office:value-type="float" office:value="0.0110707870013199">
                <text:p>0.0110707870013199</text:p>
              </table:table-cell>
              <table:table-cell office:value-type="float" office:value="4.14489245414734">
                <text:p>4.14489245414734</text:p>
              </table:table-cell>
              <table:table-cell office:value-type="float" office:value="0.0158284774029493">
                <text:p>0.0158284774029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8363089561462">
                <text:p>17.8363089561462</text:p>
              </table:table-cell>
              <table:table-cell office:value-type="float" office:value="0.000461959981380819">
                <text:p>0.000461959981380819</text:p>
              </table:table-cell>
              <table:table-cell office:value-type="float" office:value="8.06440091133118">
                <text:p>8.06440091133118</text:p>
              </table:table-cell>
              <table:table-cell office:value-type="float" office:value="0.00919377011399565">
                <text:p>0.00919377011399565</text:p>
              </table:table-cell>
              <table:table-cell office:value-type="float" office:value="5.53294968605042">
                <text:p>5.53294968605042</text:p>
              </table:table-cell>
              <table:table-cell office:value-type="float" office:value="0.0110707870013199">
                <text:p>0.0110707870013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8556656837463">
                <text:p>9.28556656837463</text:p>
              </table:table-cell>
              <table:table-cell office:value-type="float" office:value="0.00410614073669909">
                <text:p>0.00410614073669909</text:p>
              </table:table-cell>
              <table:table-cell office:value-type="float" office:value="7.21186518669128">
                <text:p>7.21186518669128</text:p>
              </table:table-cell>
              <table:table-cell office:value-type="float" office:value="0.00962302815122839">
                <text:p>0.00962302815122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968626499176">
                <text:p>12.9968626499176</text:p>
              </table:table-cell>
              <table:table-cell office:value-type="float" office:value="0.00471261295656024">
                <text:p>0.00471261295656024</text:p>
              </table:table-cell>
              <table:table-cell office:value-type="float" office:value="7.74586796760559">
                <text:p>7.74586796760559</text:p>
              </table:table-cell>
              <table:table-cell office:value-type="float" office:value="0.00774913103119885">
                <text:p>0.00774913103119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28368186951">
                <text:p>13.3828368186951</text:p>
              </table:table-cell>
              <table:table-cell office:value-type="float" office:value="0.000665205068712942">
                <text:p>0.000665205068712942</text:p>
              </table:table-cell>
              <table:table-cell office:value-type="float" office:value="10.2050740718842">
                <text:p>10.2050740718842</text:p>
              </table:table-cell>
              <table:table-cell office:value-type="float" office:value="0.00433858436894385">
                <text:p>0.00433858436894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313186645508">
                <text:p>17.5313186645508</text:p>
              </table:table-cell>
              <table:table-cell office:value-type="float" office:value="0.00081316791562803">
                <text:p>0.00081316791562803</text:p>
              </table:table-cell>
              <table:table-cell office:value-type="float" office:value="12.0364627838135">
                <text:p>12.0364627838135</text:p>
              </table:table-cell>
              <table:table-cell office:value-type="float" office:value="0.00243514390442981">
                <text:p>0.00243514390442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891294956207">
                <text:p>12.2891294956207</text:p>
              </table:table-cell>
              <table:table-cell office:value-type="float" office:value="0.00028361099042443">
                <text:p>0.00028361099042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246791362762">
                <text:p>14.8246791362762</text:p>
              </table:table-cell>
              <table:table-cell office:value-type="float" office:value="0.000567734515674235">
                <text:p>0.000567734515674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